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6384" table:default-cell-style-name="ce1"/>
        <table:table-row table:style-name="ro1"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88" table:style-name="ce1">
            <text:p>88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97" table:style-name="ce1">
            <text:p>97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97" table:style-name="ce1">
            <text:p>97</text:p>
          </table:table-cell>
          <table:table-cell office:value-type="float" office:value="34" table:style-name="ce1">
            <text:p>34</text:p>
          </table:table-cell>
          <table:table-cell office:value-type="float" office:value="98" table:style-name="ce1">
            <text:p>98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office:value-type="float" office:value="32" table:style-name="ce1">
            <text:p>32</text:p>
          </table:table-cell>
          <table:table-cell office:value-type="float" office:value="76" table:style-name="ce1">
            <text:p>76</text:p>
          </table:table-cell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min</meta:initial-creator>
    <dc:creator>Admin</dc:creator>
    <meta:creation-date>2020-10-06T06:34:46Z</meta:creation-date>
    <dc:date>2020-10-06T07:03:29Z</dc:date>
  </office:meta>
</office:document-meta>
</file>